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FilterTransformer.setTarget( ClassVisitor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FilterTransformer.MethodFilterTransformer( MethodFilter filter , ClassTransformer p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FilterTransformer.visitMethod( int access , String name , String desc , String signature , String [ ] exce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